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10000030A6F539EF2.png" manifest:media-type="image/png"/>
  <manifest:file-entry manifest:full-path="Pictures/10000001000006080000034FBEE1C2ED.png" manifest:media-type="image/png"/>
  <manifest:file-entry manifest:full-path="Pictures/10000001000005D700000352621FC66C.png" manifest:media-type="image/png"/>
  <manifest:file-entry manifest:full-path="Pictures/100000010000013A0000031C10C473A0.png" manifest:media-type="image/png"/>
  <manifest:file-entry manifest:full-path="Pictures/100000010000068B00000338B07AB07B.png" manifest:media-type="image/png"/>
  <manifest:file-entry manifest:full-path="Pictures/100000010000068A000002579DEADAFB.png" manifest:media-type="image/png"/>
  <manifest:file-entry manifest:full-path="Pictures/10000001000006100000028E26EEF6C3.png" manifest:media-type="image/png"/>
  <manifest:file-entry manifest:full-path="Pictures/10000001000005C00000031E9795F4B0.png" manifest:media-type="image/png"/>
  <manifest:file-entry manifest:full-path="Pictures/100000010000059700000288F1E65ACC.png" manifest:media-type="image/png"/>
  <manifest:file-entry manifest:full-path="Pictures/10000001000005D30000028C2E4997CF.png" manifest:media-type="image/png"/>
  <manifest:file-entry manifest:full-path="Pictures/100000010000055000000180F24C7D83.png" manifest:media-type="image/png"/>
  <manifest:file-entry manifest:full-path="Pictures/10000001000005FA000001ED971561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1fd03" officeooo:paragraph-rsid="0021fd03"/>
    </style:style>
    <style:style style:name="P3" style:family="paragraph" style:parent-style-name="Standard">
      <style:text-properties officeooo:rsid="00225ae2" officeooo:paragraph-rsid="00225ae2"/>
    </style:style>
    <style:style style:name="P4" style:family="paragraph" style:parent-style-name="Standard">
      <style:text-properties officeooo:rsid="0022caf1" officeooo:paragraph-rsid="0022ca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18cm" svg:width="17cm" svg:height="9.717cm" draw:z-index="0"><draw:image xlink:href="Pictures/10000001000005510000030A6F539EF2.png" xlink:type="simple" xlink:show="embed" xlink:actuate="onLoad" draw:mime-type="image/png"/></draw:frame><draw:frame draw:style-name="fr1" draw:name="Image2" text:anchor-type="char" svg:x="0cm" svg:y="9.936cm" svg:width="17cm" svg:height="9.326cm" draw:z-index="1"><draw:image xlink:href="Pictures/10000001000006080000034FBEE1C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.721cm" svg:y="0.356cm" svg:width="17cm" svg:height="8.363cm" draw:z-index="3"><draw:image xlink:href="Pictures/100000010000068B00000338B07AB07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char" svg:x="7.68cm" svg:y="16.32cm" svg:width="3.817cm" svg:height="9.673cm" draw:z-index="6"><draw:image xlink:href="Pictures/100000010000013A0000031C10C473A0.png" xlink:type="simple" xlink:show="embed" xlink:actuate="onLoad" draw:mime-type="image/png"/></draw:frame><draw:frame draw:style-name="fr2" draw:name="Image6" text:anchor-type="char" svg:x="0cm" svg:y="7.306cm" svg:width="17cm" svg:height="9.664cm" draw:z-index="5"><draw:image xlink:href="Pictures/10000001000005D700000352621FC66C.png" xlink:type="simple" xlink:show="embed" xlink:actuate="onLoad" draw:mime-type="image/png"/></draw:frame><draw:frame draw:style-name="fr3" draw:name="Image5" text:anchor-type="char" svg:width="17cm" svg:height="6.082cm" draw:z-index="4"><draw:image xlink:href="Pictures/100000010000068A000002579DEADAFB.png" xlink:type="simple" xlink:show="embed" xlink:actuate="onLoad" draw:mime-type="image/png"/></draw:frame><draw:frame draw:style-name="fr4" draw:name="Image3" text:anchor-type="char" svg:width="17cm" svg:height="7.163cm" draw:z-index="2"><draw:image xlink:href="Pictures/10000001000006100000028E26EEF6C3.png" xlink:type="simple" xlink:show="embed" xlink:actuate="onLoad" draw:mime-type="image/png"/></draw:frame><text:soft-page-break/></text:p>
      <text:p text:style-name="P2"/>
      <text:p text:style-name="P2"/>
      <text:p text:style-name="P2"><text:soft-page-break/></text:p>
      <text:p text:style-name="P2"/>
      <text:p text:style-name="P2"/>
      <text:p text:style-name="P2">Fdfd</text:p>
      <text:p text:style-name="P2"><draw:frame draw:style-name="fr1" draw:name="Image8" text:anchor-type="char" svg:x="-0.072cm" svg:y="0.388cm" svg:width="17cm" svg:height="9.215cm" draw:z-index="7"><draw:image xlink:href="Pictures/10000001000005C00000031E9795F4B0.png" xlink:type="simple" xlink:show="embed" xlink:actuate="onLoad" draw:mime-type="image/png"/></draw:frame></text:p>
      <text:p text:style-name="P2"/>
      <text:p text:style-name="P2">11</text:p>
      <text:p text:style-name="P2"/>
      <text:p text:style-name="P2"><draw:frame draw:style-name="fr5" draw:name="Image9" text:anchor-type="char" svg:width="17cm" svg:height="7.698cm" draw:z-index="8"><draw:image xlink:href="Pictures/100000010000059700000288F1E65ACC.png" xlink:type="simple" xlink:show="embed" xlink:actuate="onLoad" draw:mime-type="image/png"/></draw:frame></text:p>
      <text:p text:style-name="P2"/>
      <text:p text:style-name="P3">12</text:p>
      <text:p text:style-name="P3"/>
      <text:p text:style-name="P3"/>
      <text:p text:style-name="P3"/>
      <text:p text:style-name="P3"><draw:frame draw:style-name="fr4" draw:name="Image10" text:anchor-type="char" svg:width="17cm" svg:height="7.433cm" draw:z-index="9"><draw:image xlink:href="Pictures/10000001000005D30000028C2E4997CF.png" xlink:type="simple" xlink:show="embed" xlink:actuate="onLoad" draw:mime-type="image/png"/></draw:frame><text:soft-page-break/>13</text:p>
      <text:p text:style-name="P3"/>
      <text:p text:style-name="P4"><draw:frame draw:style-name="fr5" draw:name="Image11" text:anchor-type="char" svg:width="17cm" svg:height="4.8cm" draw:z-index="10"><draw:image xlink:href="Pictures/100000010000055000000180F24C7D83.png" xlink:type="simple" xlink:show="embed" xlink:actuate="onLoad" draw:mime-type="image/png"/></draw:frame>14</text:p>
      <text:p text:style-name="P4"/>
      <text:p text:style-name="P4"><draw:frame draw:style-name="fr5" draw:name="Image12" text:anchor-type="char" svg:width="17cm" svg:height="5.477cm" draw:z-index="11"><draw:image xlink:href="Pictures/10000001000005FA000001ED971561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4:34:54.242000000</meta:creation-date>
    <dc:date>2025-04-05T08:55:07.886000000</dc:date>
    <meta:editing-duration>P2DT5H23M6S</meta:editing-duration>
    <meta:editing-cycles>1</meta:editing-cycles>
    <meta:document-statistic meta:table-count="0" meta:image-count="12" meta:object-count="0" meta:page-count="5" meta:paragraph-count="5" meta:word-count="5" meta:character-count="12" meta:non-whitespace-character-count="12"/>
    <meta:generator>LibreOffice/24.8.5.2$Windows_X86_64 LibreOffice_project/fddf2685c70b461e7832239a0162a77216259f22</meta:generator>
  </office:meta>
</office:document-meta>
</file>